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atum" style:master-page-name="MPF0" style:family="paragraph">
      <style:paragraph-properties/>
    </style:style>
    <style:style style:name="P3" style:parent-style-name="Normální" style:family="paragraph">
      <style:paragraph-properties fo:margin-left="3.7472in" fo:text-indent="0.1972in">
        <style:tab-stops/>
      </style:paragraph-properties>
    </style:style>
    <style:style style:name="P4" style:parent-style-name="Nadpis1" style:family="paragraph">
      <style:paragraph-properties fo:text-align="center"/>
    </style:style>
  </office:automatic-styles>
  <office:body>
    <office:text text:use-soft-page-breaks="true">
      <text:p text:style-name="P1"/>
      <text:p text:style-name="Datum">Brno,<text:s/>17. května 2022</text:p>
      <text:p text:style-name="Datum">Sp. zn.: 11981/2022/VOP/VVO</text:p>
      <text:p text:style-name="Datum">11982/2022/VOP/VVO</text:p>
      <text:p text:style-name="P3">Č. j.: KVOP-31039/2022</text:p>
      <text:h text:style-name="P4" text:outline-level="1">Úřední záznam –<text:s/>pracovní jednání</text:h>
      <text:p text:style-name="Základnítext">Dne 3. května 2022 jsme pro lepší přehled o situaci ukrajinských Romů navštívily<text:s/>dočasné<text:s/>nouzové ubytování ve Vyšních Lhotách, které poskytuje ubytování romským příchozím.</text:p>
      <text:p text:style-name="Základnítext">Přivítala nás ředitelka zařízení, A<text:s/>která nám současně vysvětlila, jak zařízení v tuto chvíli funguje. Uvedla, že objekt není vhodný pro rodiny s dětmi, jedná se totiž o detenční zařízení. V tuto chvíli fungují v provizoriu, snaží se minimalizovat dopady a vyjít vstříc držitelům dočasné ochrany.<text:s/>Zároveň<text:s/>je to však enormní tlak na personál a z něj plyne frustrace. Navenek to vypadá tak, že Správa uprchlických zařízení (dále také „SUZ“) nedělá dost, i když se snaží. Objevují se i výpovědi jednotlivých klientů, kteří se v médiích vyjadřují lživě, např. o jídle, přitom nikdo z nich do jídelny nechodí.</text:p>
      <text:p text:style-name="Základnítext">V zařízení je nyní 250 klientů,<text:s/>hlavně matky s dětmi,<text:s/>z celkového počtu  je 60-70 % dětí<text:s/>(dětí do 10 let jsou největší skupinou)<text:s/>a do 10 mužů, kteří vždy patří k rodinám.<text:s/>Od 1. května 2022 se zaměnilo usnesení vlády a klienti dostávají jídlo zdarma (snídaně, svačina,<text:s/>teplý<text:s/>oběd, svačina a teplá večeře).<text:s/>Někteří lidé do zařízení přijedou, podívají se a zase odjedou, někteří se ubytují, odpočinou si, vyřídí si sociální dávky a odjedou. Ředitelka zároveň uvedla, že když mají sociální dávky vyřízené, chtějí rovnou odjet a mělo by se to týkat asi 60 % příchozích – odjíždí na Ukrajinu do Maďarska nebo na západ (Praha, Německo). V zařízení je zřízeno detašované pracoviště Úřadu práce, které vyřizuje humanitární dávky přímo na místě.</text:p>
      <text:p text:style-name="Základnítext">Co se týče tlumočení, tak většina ubytovaných mluví maďarsky, ale občas rozumí i ukrajinsky nebo romsky. Tlumočníci chodí na 6 dní v týdnu na 5 hodin – z jazyka maďarského a ukrajinského. Ředitelka zároveň uvedla, že je to docela výzva, protože tlumočníci nejsou.<text:s/></text:p>
      <text:p text:style-name="Základnítext">Personální zajištění v zařízení je problematické, protože mají 60 tabulkových míst a denně chodí asi 30 lidí. Na práci s klienty jsou tam sociální pracovníci, pedagogové a ještě k tomu potřeba připočíst provozní personál. Na místě funguje i stálá služba 24/7 – organizuje chod zařízení.</text:p>
      <text:p text:style-name="Základnítext">Režim dne pro klienty je částečně organizován, a to podle ochoty se podílet na činnosti. Děti většinou běhají po venku, dozor od rodičů nefunguje. Hřiště na místě není a neproběhly ani žádné úpravy, aby si měly děti, kde hrát. Místnost pro děti také není. Ředitelka argumentovala tím, že tu sídlo ozbrojená složka a areál není přizpůsoben tomu, aby se tu vymýšleli místa pro děti. Ty dostávají hračky, charitativní šaty nebo mimořádné hygienické potřeby. Dvakrát do týdne se promítá kino pro děti a konají se i jednorázové akce, jako je dětský den či koncert. SUZ má svoje vlastní pedagogy a ti tvoří jednorázové aktivity pro děti.<text:s/></text:p>
      <text:p text:style-name="Základnítext">Spolupráce s neziskovými organizacemi probíhá a jejich zástupci vysvětlují na místě lidem pravidla, sdělují informace apod. Kvůli velké fluktuaci jsou v zařízení každý den (např. Romodrom, Vzájemné soužití).<text:s/></text:p>
      <text:soft-page-break/>
      <text:p text:style-name="Základnítext">Co se týče zdravotního zajištění, tak na místě funguje zdravotní sestra, chodí doktor i pediatr. Klienti tam nechodí a vstupní lékařské prohlídky se nedějí.</text:p>
      <text:p text:style-name="Základnítext">Občané Vyšních Lhot nejsou nadšeni z ubytovaných. Podle nich jsou rušivým elementem, jsou hluční, pijí alkohol a jsou na ně stížnosti kvůli žebrání a vstupu na cizí pozemky. Oficiálně však žádné trestné činy ani přestupky policie neeviduje, protože občané Vyšních Lhot volají rovnou ředitelce.<text:s/></text:p>
      <text:p text:style-name="Základnítext">Ředitelka nás dále provedla po areálu zařízení, kde jsme hovořily s několika rodinami s pomocí maďarského tlumočníka. Většina lidí neví, kde chce zůstat, jestli v ČR nebo na Ukrajině. Někteří z nich jsou negramotní a potkali jsme samotné<text:s/>ženy s dětmi a pouze jednoho muže s rodinou. V zařízení neexistuje možnost si vařit, na což si stěžovala většina<text:s/>přítomných.<text:s/></text:p>
      <text:p text:style-name="Základnítext">Závěry:</text:p>
      <text:p text:style-name="Základnítext">Na tomto místě chci velmi vyzdvihnout práci Správy uprchlických zařízení. Situace na místě je značně náročná a mění se každým dnem.<text:s/>Ubytování<text:s/>ale<text:s/>určitě není vhodné pro rodiny s dětmi. I přes otevřené brány a možnost volného průchodu, zařízení působí dojmem vězení. Na oknech jsou mříže a všude kolem ostnaté dráty.<text:s/>Některé rodiny s dětmi žijí již více než měsíc v současných nevyhovujících podmínkách tohoto zařízení. Děti jsou přitom tou nejzranitelnější skupinou uprchlíků a jejich ochranu ukládá řada unijních a mezinárodních závazků. V zásadě jsou dvě varianty následného vývoje – buď se podaří zajistit jiné, vhodnější bydlení, nebo nebudou mít mnohé romské ženy s dětmi jinou možnost než zůstat právě ve Vyšních Lhotách. Pokud bude zařízení změněno na dlouhodobější bydlení pro rodiny s dětmi, bude potřeba tomu přizpůsobit venkovní i vnitřní prostory.</text:p>
      <text:p text:style-name="Základnítext">Zapsala: JUDr. Veronika Víchová</text:p>
      <text:p text:style-name="Základnítext">Souhlasí: Mgr. Jana Gregorová, ředitelka právní sek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.5pt" style:font-size-asian="11.5pt" style:font-size-complex="11.5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Základnítext" style:default-outline-level="1">
      <style:paragraph-properties fo:keep-with-next="always" fo:margin-top="0.1388in" fo:margin-bottom="0.1388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next-style-name="Základnítext" style:default-outline-level="2">
      <style:text-properties fo:font-size="12pt" style:font-size-asian="12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margin-top="0.1388in" fo:margin-bottom="0.1388in" fo:line-height="105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fo:color="#008576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Základnítext" style:list-style-name="LFO30">
      <style:paragraph-properties fo:margin-top="0.0833in" fo:margin-bottom="0.0833in"/>
      <style:text-properties style:font-name-asian="Calibri" style:font-size-complex="11pt" style:language-asian="en" style:country-asian="US"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line-height="105%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font-size="9pt" style:font-size-asian="9pt" style:font-size-complex="9pt" fo:hyphenate="false"/>
    </style:style>
    <style:style style:name="zákontext" style:display-name="zákon (text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nadpis" style:display-name="zákon (nadpis)" style:family="paragraph" style:parent-style-name="Normální" style:next-style-name="zákontext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Nadpis2Char" style:display-name="Nadpis 2 Char" style:family="text">
      <style:text-properties fo:font-weight="bold" style:font-weight-asian="bold" fo:font-size="12pt" style:font-size-asian="12pt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fo:hyphenate="false"/>
    </style:style>
    <style:style style:name="DatumChar" style:display-name="Datum Char" style:family="text" style:parent-style-name="Standardnípísmoodstavce">
      <style:text-properties style:font-name="Calibri" fo:font-size="11pt" style:font-size-asian="11pt" style:font-size-complex="12pt"/>
    </style:style>
    <style:style style:name="pokyny" style:display-name="pokyny" style:family="text" style:parent-style-name="Standardnípísmoodstavce">
      <style:text-properties fo:color="#FF0000"/>
    </style:style>
    <style:style style:name="Tučnákurzíva" style:display-name="Tučná kurzíva" style:family="text" style:parent-style-name="Standardnípísmoodstavce">
      <style:text-properties fo:font-weight="bold" style:font-weight-asian="bold" fo:font-style="italic" style:font-style-asian="italic"/>
    </style:style>
    <style:style style:name="Nadpis3Char" style:display-name="Nadpis 3 Char" style:family="text" style:parent-style-name="Standardnípísmoodstavce">
      <style:text-properties fo:font-weight="bold" style:font-weight-asian="bold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LFO30">
      <text:list-level-style-bullet text:level="1" text:style-name="WW_CharLFO30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Courier New" style:font-name-complex="Courier New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Courier New" style:font-name-complex="Courier New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Courier New" style:font-name-complex="Courier New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Courier New" style:font-name-complex="Courier New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Courier New" style:font-name-complex="Courier New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6">
      <text:list-level-style-bullet text:level="1" text:style-name="WW_CharLFO16LVL1" text:bullet-char="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Glozygová Michaela, Mgr.</meta:initial-creator>
    <dc:creator>Bádrová Pavlína, Mgr.</dc:creator>
    <meta:creation-date>2024-08-20T09:10:00Z</meta:creation-date>
    <dc:date>2024-08-20T09:10:00Z</dc:date>
    <meta:print-date>2016-05-16T06:53:00Z</meta:print-date>
    <meta:template xlink:href="úřední_záznam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9" meta:word-count="696" meta:character-count="4794" meta:row-count="34" meta:non-whitespace-character-count="4107"/>
  </office:meta>
</office:document-meta>
</file>